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paragraph-rsid="00059ac3"/>
    </style:style>
    <style:style style:name="P4" style:family="paragraph" style:parent-style-name="Text_20_body">
      <style:paragraph-properties fo:text-align="justify" style:justify-single-word="false"/>
      <style:text-properties fo:language="en" fo:country="US" officeooo:paragraph-rsid="00068812"/>
    </style:style>
    <style:style style:name="P5" style:family="paragraph" style:parent-style-name="Text_20_body">
      <style:paragraph-properties fo:text-align="justify" style:justify-single-word="false"/>
      <style:text-properties fo:language="en" fo:country="US" officeooo:paragraph-rsid="00068884"/>
    </style:style>
    <style:style style:name="P6" style:family="paragraph" style:parent-style-name="Text_20_body">
      <style:paragraph-properties fo:text-align="justify" style:justify-single-word="false"/>
      <style:text-properties fo:language="en" fo:country="US" officeooo:paragraph-rsid="000ca09c"/>
    </style:style>
    <style:style style:name="P7" style:family="paragraph" style:parent-style-name="Text_20_body">
      <style:paragraph-properties fo:text-align="justify" style:justify-single-word="false"/>
      <style:text-properties fo:language="en" fo:country="US" officeooo:paragraph-rsid="000cc11a"/>
    </style:style>
    <style:style style:name="P8" style:family="paragraph" style:parent-style-name="Text_20_body">
      <style:paragraph-properties fo:text-align="justify" style:justify-single-word="false"/>
      <style:text-properties fo:language="en" fo:country="US" officeooo:paragraph-rsid="000d2da3"/>
    </style:style>
    <style:style style:name="P9" style:family="paragraph" style:parent-style-name="Text_20_body">
      <style:paragraph-properties fo:text-align="justify" style:justify-single-word="false"/>
      <style:text-properties fo:language="en" fo:country="US" officeooo:paragraph-rsid="000e1b22"/>
    </style:style>
    <style:style style:name="P10" style:family="paragraph" style:parent-style-name="Text_20_body">
      <style:paragraph-properties fo:text-align="justify" style:justify-single-word="false"/>
      <style:text-properties fo:language="en" fo:country="US" officeooo:paragraph-rsid="000e9cda"/>
    </style:style>
    <style:style style:name="P11" style:family="paragraph" style:parent-style-name="Text_20_body">
      <style:paragraph-properties fo:text-align="justify" style:justify-single-word="false"/>
      <style:text-properties fo:language="en" fo:country="US" officeooo:paragraph-rsid="000fbe00"/>
    </style:style>
    <style:style style:name="P12" style:family="paragraph" style:parent-style-name="Text_20_body">
      <style:paragraph-properties fo:text-align="justify" style:justify-single-word="false"/>
      <style:text-properties fo:language="en" fo:country="US" officeooo:paragraph-rsid="00106269"/>
    </style:style>
    <style:style style:name="P13" style:family="paragraph" style:parent-style-name="Text_20_body">
      <style:paragraph-properties fo:text-align="justify" style:justify-single-word="false"/>
      <style:text-properties fo:language="en" fo:country="US" officeooo:paragraph-rsid="00128dac"/>
    </style:style>
    <style:style style:name="P14" style:family="paragraph" style:parent-style-name="Text_20_body">
      <style:paragraph-properties fo:text-align="justify" style:justify-single-word="false"/>
      <style:text-properties fo:language="en" fo:country="US" officeooo:paragraph-rsid="00142328"/>
    </style:style>
    <style:style style:name="P15" style:family="paragraph" style:parent-style-name="Text_20_body">
      <style:paragraph-properties fo:text-align="justify" style:justify-single-word="false"/>
      <style:text-properties fo:language="en" fo:country="US" officeooo:paragraph-rsid="00155c70"/>
    </style:style>
    <style:style style:name="P16" style:family="paragraph" style:parent-style-name="Text_20_body">
      <style:paragraph-properties fo:text-align="justify" style:justify-single-word="false"/>
      <style:text-properties fo:language="en" fo:country="US" officeooo:paragraph-rsid="0016ae67"/>
    </style:style>
    <style:style style:name="P17" style:family="paragraph" style:parent-style-name="Text_20_body">
      <style:paragraph-properties fo:text-align="justify" style:justify-single-word="false"/>
      <style:text-properties fo:language="en" fo:country="US" officeooo:paragraph-rsid="0018534c"/>
    </style:style>
    <style:style style:name="P18" style:family="paragraph" style:parent-style-name="Text_20_body">
      <style:text-properties fo:language="en" fo:country="US" officeooo:paragraph-rsid="00059ac3"/>
    </style:style>
    <style:style style:name="P19" style:family="paragraph" style:parent-style-name="Text_20_body">
      <style:text-properties fo:language="en" fo:country="US" officeooo:paragraph-rsid="00068812"/>
    </style:style>
    <style:style style:name="P20" style:family="paragraph" style:parent-style-name="Text_20_body">
      <style:text-properties fo:language="en" fo:country="US" officeooo:paragraph-rsid="000ca09c"/>
    </style:style>
    <style:style style:name="P21" style:family="paragraph" style:parent-style-name="Text_20_body">
      <style:text-properties fo:language="en" fo:country="US" officeooo:paragraph-rsid="000cc11a"/>
    </style:style>
    <style:style style:name="P22" style:family="paragraph" style:parent-style-name="Text_20_body">
      <style:text-properties fo:language="en" fo:country="US" officeooo:paragraph-rsid="000d2da3"/>
    </style:style>
    <style:style style:name="P23" style:family="paragraph" style:parent-style-name="Text_20_body">
      <style:paragraph-properties fo:break-before="page"/>
      <style:text-properties officeooo:paragraph-rsid="0004fb2e"/>
    </style:style>
    <style:style style:name="P24" style:family="paragraph" style:parent-style-name="Text_20_body">
      <style:text-properties fo:font-weight="bold" officeooo:rsid="001c89df" officeooo:paragraph-rsid="001c89df" style:font-weight-asian="bold" style:font-weight-complex="bold"/>
    </style:style>
    <style:style style:name="P25" style:family="paragraph" style:parent-style-name="Text_20_body">
      <style:text-properties fo:font-weight="bold" officeooo:rsid="001cf1ad" officeooo:paragraph-rsid="001cf1ad" style:font-weight-asian="bold" style:font-weight-complex="bold"/>
    </style:style>
    <style:style style:name="P26" style:family="paragraph" style:parent-style-name="Text_20_body">
      <style:text-properties fo:font-weight="bold" officeooo:rsid="001def25" officeooo:paragraph-rsid="001def25" style:font-weight-asian="bold" style:font-weight-complex="bold"/>
    </style:style>
    <style:style style:name="P27" style:family="paragraph" style:parent-style-name="Text_20_body">
      <style:text-properties fo:font-weight="bold" officeooo:rsid="001f8a16" officeooo:paragraph-rsid="001f8a16" style:font-weight-asian="bold" style:font-weight-complex="bold"/>
    </style:style>
    <style:style style:name="P28" style:family="paragraph" style:parent-style-name="Text_20_body">
      <style:text-properties fo:font-weight="bold" officeooo:rsid="0021773d" officeooo:paragraph-rsid="0021773d" style:font-weight-asian="bold" style:font-weight-complex="bold"/>
    </style:style>
    <style:style style:name="P29" style:family="paragraph" style:parent-style-name="Text_20_body">
      <style:text-properties fo:font-weight="bold" officeooo:rsid="002281bf" officeooo:paragraph-rsid="002281bf" style:font-weight-asian="bold" style:font-weight-complex="bold"/>
    </style:style>
    <style:style style:name="P30" style:family="paragraph" style:parent-style-name="Text_20_body">
      <style:text-properties fo:font-weight="bold" officeooo:rsid="00234b64" officeooo:paragraph-rsid="00234b64" style:font-weight-asian="bold" style:font-weight-complex="bold"/>
    </style:style>
    <style:style style:name="P31" style:family="paragraph" style:parent-style-name="Text_20_body">
      <style:text-properties fo:font-weight="bold" officeooo:rsid="00242db3" officeooo:paragraph-rsid="00242db3" style:font-weight-asian="bold" style:font-weight-complex="bold"/>
    </style:style>
    <style:style style:name="P32" style:family="paragraph" style:parent-style-name="Text_20_body">
      <style:text-properties officeooo:paragraph-rsid="00247560"/>
    </style:style>
    <style:style style:name="P33" style:family="paragraph" style:parent-style-name="Text_20_body">
      <style:text-properties fo:font-weight="bold" officeooo:rsid="00289a1b" officeooo:paragraph-rsid="00289a1b" style:font-weight-asian="bold" style:font-weight-complex="bold"/>
    </style:style>
    <style:style style:name="P34" style:family="paragraph" style:parent-style-name="Text_20_body">
      <style:paragraph-properties fo:text-align="justify" style:justify-single-word="false"/>
      <style:text-properties fo:font-weight="bold" officeooo:rsid="002a0d9e" officeooo:paragraph-rsid="002a0d9e" style:font-weight-asian="bold" style:font-weight-complex="bold"/>
    </style:style>
    <style:style style:name="P35" style:family="paragraph" style:parent-style-name="Text_20_body">
      <style:text-properties fo:language="en" fo:country="US" fo:font-weight="normal" officeooo:rsid="00252d8b" officeooo:paragraph-rsid="00252d8b" style:font-weight-asian="normal" style:font-weight-complex="normal"/>
    </style:style>
    <style:style style:name="P36" style:family="paragraph" style:parent-style-name="Text_20_body">
      <style:text-properties fo:language="en" fo:country="US" fo:font-weight="normal" officeooo:rsid="002991be" officeooo:paragraph-rsid="002991be" style:font-weight-asian="normal" style:font-weight-complex="normal"/>
    </style:style>
    <style:style style:name="P37" style:family="paragraph" style:parent-style-name="Text_20_body">
      <style:text-properties fo:language="en" fo:country="US" officeooo:rsid="00298a09" officeooo:paragraph-rsid="00298a09"/>
    </style:style>
    <style:style style:name="P38" style:family="paragraph" style:parent-style-name="Text_20_body">
      <style:text-properties fo:language="en" fo:country="US" officeooo:paragraph-rsid="00128dac"/>
    </style:style>
    <style:style style:name="P39" style:family="paragraph" style:parent-style-name="Text_20_body">
      <style:text-properties fo:language="en" fo:country="US" officeooo:rsid="0026b7aa" officeooo:paragraph-rsid="0026b7aa"/>
    </style:style>
    <style:style style:name="P40" style:family="paragraph" style:parent-style-name="Text_20_body">
      <style:paragraph-properties fo:text-align="justify" style:justify-single-word="false"/>
      <style:text-properties fo:language="en" fo:country="US" officeooo:rsid="00352d5f" officeooo:paragraph-rsid="00352d5f"/>
    </style:style>
    <style:style style:name="P41" style:family="paragraph" style:parent-style-name="Text_20_body">
      <style:text-properties fo:language="en" fo:country="US" officeooo:rsid="0031a51a" officeooo:paragraph-rsid="0031a51a"/>
    </style:style>
    <style:style style:name="P42" style:family="paragraph" style:parent-style-name="Text_20_body">
      <style:text-properties fo:language="en" fo:country="US" officeooo:rsid="00327c0b" officeooo:paragraph-rsid="00327c0b"/>
    </style:style>
    <style:style style:name="P43" style:family="paragraph" style:parent-style-name="Text_20_body">
      <style:text-properties officeooo:rsid="002d54dd" officeooo:paragraph-rsid="002d54dd"/>
    </style:style>
    <style:style style:name="P44" style:family="paragraph" style:parent-style-name="Text_20_body">
      <style:text-properties officeooo:rsid="002db91f" officeooo:paragraph-rsid="002db91f"/>
    </style:style>
    <style:style style:name="P45" style:family="paragraph" style:parent-style-name="Text_20_body">
      <style:paragraph-properties fo:text-align="justify" style:justify-single-word="false"/>
      <style:text-properties officeooo:rsid="002f95c8" officeooo:paragraph-rsid="002f95c8"/>
    </style:style>
    <style:style style:name="P46" style:family="paragraph" style:parent-style-name="Text_20_body">
      <style:text-properties officeooo:rsid="003026ee" officeooo:paragraph-rsid="003026ee"/>
    </style:style>
    <style:style style:name="P47" style:family="paragraph" style:parent-style-name="Text_20_body">
      <style:text-properties officeooo:rsid="0031a51a" officeooo:paragraph-rsid="0031a51a"/>
    </style:style>
    <style:style style:name="P48" style:family="paragraph" style:parent-style-name="Text_20_body">
      <style:text-properties officeooo:rsid="00339c05" officeooo:paragraph-rsid="00339c05"/>
    </style:style>
    <style:style style:name="P49" style:family="paragraph" style:parent-style-name="Heading_20_1">
      <style:text-properties officeooo:rsid="0004fb2e" officeooo:paragraph-rsid="0004fb2e"/>
    </style:style>
    <style:style style:name="P50" style:family="paragraph" style:parent-style-name="Heading_20_2">
      <style:text-properties officeooo:rsid="00059ac3" officeooo:paragraph-rsid="00059ac3"/>
    </style:style>
    <style:style style:name="P51" style:family="paragraph" style:parent-style-name="Heading_20_2">
      <style:text-properties officeooo:rsid="00059ac3" officeooo:paragraph-rsid="00068812"/>
    </style:style>
    <style:style style:name="P52" style:family="paragraph" style:parent-style-name="Heading_20_2">
      <style:text-properties officeooo:rsid="00068812" officeooo:paragraph-rsid="00068812"/>
    </style:style>
    <style:style style:name="P53" style:family="paragraph" style:parent-style-name="Heading_20_2">
      <style:text-properties officeooo:rsid="00068812" officeooo:paragraph-rsid="00068884"/>
    </style:style>
    <style:style style:name="P54" style:family="paragraph" style:parent-style-name="Heading_20_2">
      <style:text-properties officeooo:rsid="00068884" officeooo:paragraph-rsid="000c0fc8"/>
    </style:style>
    <style:style style:name="P55" style:family="paragraph" style:parent-style-name="Heading_20_2">
      <style:text-properties officeooo:rsid="00068884" officeooo:paragraph-rsid="00068884"/>
    </style:style>
    <style:style style:name="P56" style:family="paragraph" style:parent-style-name="Heading_20_2">
      <style:text-properties officeooo:rsid="000ca09c" officeooo:paragraph-rsid="000ca09c"/>
    </style:style>
    <style:style style:name="P57" style:family="paragraph" style:parent-style-name="Heading_20_2">
      <style:text-properties officeooo:rsid="000cc11a" officeooo:paragraph-rsid="000cc11a"/>
    </style:style>
    <style:style style:name="P58" style:family="paragraph" style:parent-style-name="Heading_20_2">
      <style:text-properties officeooo:rsid="000cc11a" officeooo:paragraph-rsid="000d2da3"/>
    </style:style>
    <style:style style:name="P59" style:family="paragraph" style:parent-style-name="Heading_20_2">
      <style:text-properties officeooo:rsid="000d2da3" officeooo:paragraph-rsid="000d2da3"/>
    </style:style>
    <style:style style:name="P60" style:family="paragraph" style:parent-style-name="Heading_20_2">
      <style:text-properties officeooo:rsid="000d2da3" officeooo:paragraph-rsid="000e1b22"/>
    </style:style>
    <style:style style:name="P61" style:family="paragraph" style:parent-style-name="Heading_20_2">
      <style:text-properties officeooo:rsid="000e1b22" officeooo:paragraph-rsid="000e1b22"/>
    </style:style>
    <style:style style:name="P62" style:family="paragraph" style:parent-style-name="Heading_20_2">
      <style:text-properties officeooo:rsid="000e1b22" officeooo:paragraph-rsid="000e9cda"/>
    </style:style>
    <style:style style:name="P63" style:family="paragraph" style:parent-style-name="Heading_20_2">
      <style:text-properties officeooo:rsid="000e9cda" officeooo:paragraph-rsid="000e9cda"/>
    </style:style>
    <style:style style:name="P64" style:family="paragraph" style:parent-style-name="Heading_20_2">
      <style:text-properties officeooo:rsid="000e9cda" officeooo:paragraph-rsid="000fbe00"/>
    </style:style>
    <style:style style:name="P65" style:family="paragraph" style:parent-style-name="Heading_20_2">
      <style:text-properties officeooo:rsid="000fbe00" officeooo:paragraph-rsid="000fbe00"/>
    </style:style>
    <style:style style:name="P66" style:family="paragraph" style:parent-style-name="Heading_20_2">
      <style:text-properties officeooo:rsid="000fbe00" officeooo:paragraph-rsid="00106269"/>
    </style:style>
    <style:style style:name="P67" style:family="paragraph" style:parent-style-name="Heading_20_2">
      <style:text-properties officeooo:rsid="00106269" officeooo:paragraph-rsid="00106269"/>
    </style:style>
    <style:style style:name="P68" style:family="paragraph" style:parent-style-name="Heading_20_2">
      <style:text-properties officeooo:rsid="00106269" officeooo:paragraph-rsid="00128dac"/>
    </style:style>
    <style:style style:name="P69" style:family="paragraph" style:parent-style-name="Heading_20_2">
      <style:text-properties officeooo:rsid="00128dac" officeooo:paragraph-rsid="00128dac"/>
    </style:style>
    <style:style style:name="P70" style:family="paragraph" style:parent-style-name="Heading_20_2">
      <style:text-properties officeooo:rsid="00128dac" officeooo:paragraph-rsid="00142328"/>
    </style:style>
    <style:style style:name="P71" style:family="paragraph" style:parent-style-name="Heading_20_2">
      <style:text-properties officeooo:rsid="00142328" officeooo:paragraph-rsid="00142328"/>
    </style:style>
    <style:style style:name="P72" style:family="paragraph" style:parent-style-name="Heading_20_2">
      <style:text-properties officeooo:rsid="00142328" officeooo:paragraph-rsid="00155c70"/>
    </style:style>
    <style:style style:name="P73" style:family="paragraph" style:parent-style-name="Heading_20_2">
      <style:text-properties officeooo:rsid="00155c70" officeooo:paragraph-rsid="00155c70"/>
    </style:style>
    <style:style style:name="P74" style:family="paragraph" style:parent-style-name="Heading_20_2">
      <style:text-properties officeooo:rsid="00155c70" officeooo:paragraph-rsid="0016ae67"/>
    </style:style>
    <style:style style:name="P75" style:family="paragraph" style:parent-style-name="Heading_20_2">
      <style:text-properties officeooo:rsid="0016ae67" officeooo:paragraph-rsid="0016ae67"/>
    </style:style>
    <style:style style:name="P76" style:family="paragraph" style:parent-style-name="Heading_20_2">
      <style:text-properties officeooo:rsid="0016ae67" officeooo:paragraph-rsid="0018534c"/>
    </style:style>
    <style:style style:name="P77" style:family="paragraph" style:parent-style-name="Heading_20_2">
      <style:text-properties officeooo:rsid="0018534c" officeooo:paragraph-rsid="0018534c"/>
    </style:style>
    <style:style style:name="T1" style:family="text">
      <style:text-properties officeooo:rsid="0019b858"/>
    </style:style>
    <style:style style:name="T2" style:family="text">
      <style:text-properties officeooo:rsid="00247560"/>
    </style:style>
    <style:style style:name="T3" style:family="text">
      <style:text-properties fo:font-style="italic" style:font-style-asian="italic" style:font-style-complex="italic"/>
    </style:style>
    <style:style style:name="T4" style:family="text">
      <style:text-properties officeooo:rsid="002bf6b1"/>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I COMMENTS</text:p>
      <text:h text:style-name="P49" text:outline-level="1">REVIEWER 1 </text:h>
      <text:h text:style-name="P50" text:outline-level="2">1. Comment </text:h>
      <text:p text:style-name="P18">Title needs rewriting to be attractive for potential readers </text:p>
      <text:h text:style-name="P50" text:outline-level="2">Response </text:h>
      <text:p text:style-name="P32"><text:span text:style-name="T2">The title has been changed to: “</text:span><text:bookmark text:name="magicparlabel-4715"/><text:span text:style-name="T3">Training artificial neural networks using a global optimization method that utilizes neural networks</text:span><text:span text:style-name="T2">”</text:span></text:p>
      <text:h text:style-name="P50" text:outline-level="2">2. Comment </text:h>
      <text:p text:style-name="P3">Abstract needs more improvements to cover study details. Please rephrase it , Also add last sentence about simple conclusion about this work.</text:p>
      <text:h text:style-name="P50" text:outline-level="2">Response </text:h>
      <text:h text:style-name="P50" text:outline-level="2">3. Comment </text:h>
      <text:p text:style-name="P3">English language needs more editing and improvements </text:p>
      <text:h text:style-name="P51" text:outline-level="2">Response </text:h>
      <text:p text:style-name="P25">(Θα γραφεί πως έγινε χρήση ispell και grammar check)</text:p>
      <text:h text:style-name="P52" text:outline-level="2">4. Comment </text:h>
      <text:p text:style-name="P4">Introduction needs to be improved to show the problem statement, previous studies related to this work and research gap. What this work will cover this gap?</text:p>
      <text:h text:style-name="P52" text:outline-level="2">Response </text:h>
      <text:h text:style-name="P52" text:outline-level="2">5. Comment </text:h>
      <text:p text:style-name="P19">Please add section about description for study area supported by figure?</text:p>
      <text:h text:style-name="P52" text:outline-level="2">Response </text:h>
      <text:h text:style-name="P52" text:outline-level="2">6. Comment </text:h>
      <text:p text:style-name="P4"><text:soft-page-break/>You should use some important statistical metrics for evaluation of developed model such as RMSE, MAE, MAPE, RRSE and NSE to make a better comparison in performance and accuracy.</text:p>
      <text:h text:style-name="P52" text:outline-level="2">Response </text:h>
      <text:p text:style-name="P26">(Precision, Recall for some datasets)</text:p>
      <text:h text:style-name="P52" text:outline-level="2">7. Comment</text:h>
      <text:p text:style-name="P4">You need to add some important plots such as Taylor diagrams, scatter plots, Radar charts to be more clearly for the comparison process between the models. </text:p>
      <text:h text:style-name="P53" text:outline-level="2"><text:s/>Response <text:s/></text:h>
      <text:p text:style-name="P24">(Box plot me gnuplot)</text:p>
      <text:h text:style-name="P54" text:outline-level="2">8. Comment</text:h>
      <text:p text:style-name="P2">You need to add section about discussion to compare the results obtained with previous recent works to promote the present results <text:s text:c="2"/></text:p>
      <text:h text:style-name="P55" text:outline-level="2">Response <text:s/></text:h>
      <text:h text:style-name="P55" text:outline-level="2">9. Comment <text:s/></text:h>
      <text:p text:style-name="P5">Conclusion section is so long and needs full rephrasing to be clear. </text:p>
      <text:h text:style-name="P55" text:outline-level="2">Response</text:h>
      <text:p text:style-name="P23"/>
      <text:h text:style-name="P49" text:outline-level="1">REVIEWER 2 </text:h>
      <text:h text:style-name="P56" text:outline-level="2">1. Comment <text:s/></text:h>
      <text:p text:style-name="P6">I recommend adding a detailed description of the built network.</text:p>
      <text:h text:style-name="P56" text:outline-level="2">Response </text:h>
      <text:p text:style-name="P27">(maybe a flowchart)</text:p>
      <text:h text:style-name="P56" text:outline-level="2">2. Comment </text:h>
      <text:p text:style-name="P20">It is also advisable to add a few drawings to approximate the idea.</text:p>
      <text:h text:style-name="P56" text:outline-level="2">Response</text:h>
      <text:p text:style-name="P27">(boxplot using gnuplot)</text:p>
      <text:p text:style-name="P23"/>
      <text:h text:style-name="P49" text:outline-level="1">REVIEWER 3 </text:h>
      <text:h text:style-name="P57" text:outline-level="2">1. Comment </text:h>
      <text:p text:style-name="P7">You state that “To achieve the goal of neural networks, their parameters should be adjusted appropriately and this process is often achieved by using global optimization methods.” To improve clarity, I would suggest something like “To achieve the goal of neural networks, they must be trained by appropriately adjusting their parameters...” This change will also bring the abstract into better alignment with the primary topic of your paper (i.e., training neural networks).</text:p>
      <text:h text:style-name="P57" text:outline-level="2">Response </text:h>
      <text:h text:style-name="P57" text:outline-level="2">2. Comment </text:h>
      <text:p text:style-name="P7">I would suggest mentioning in the abstract that your experiments evaluated the performance of your technique on both classification and linear prediction problems.</text:p>
      <text:h text:style-name="P57" text:outline-level="2">Response </text:h>
      <text:p text:style-name="P33">(na mpei sto abstract text to opoio na milaei gia ta apotelesmata poy bgikan)</text:p>
      <text:h text:style-name="P57" text:outline-level="2">3. Comment </text:h>
      <text:p text:style-name="P7">Line 16 – “networks” should be capitalized.</text:p>
      <text:h text:style-name="P57" text:outline-level="2">Response </text:h>
      <text:p text:style-name="P42">Corrected.</text:p>
      <text:h text:style-name="P57" text:outline-level="2">4. Comment </text:h>
      <text:p text:style-name="P21">Line 68 – “Sarporp” should be “Sarprop” or “SARPROP”.</text:p>
      <text:h text:style-name="P58" text:outline-level="2">Response </text:h>
      <text:p text:style-name="P41">Corrected.</text:p>
      <text:h text:style-name="P59" text:outline-level="2"><text:soft-page-break/>5. Comment </text:h>
      <text:p text:style-name="P8">Much of the content in this section is very, very similar to the introduction section of your 2023 paper in Computers (https://doi.org/10.3390/computers12040082). I shall leave it to the editor to decide whether or not this constitutes self-plagiarism.</text:p>
      <text:h text:style-name="P59" text:outline-level="2">Response </text:h>
      <text:p text:style-name="P35">The paper has been modified, using the comments of the editor and the similarity has been reduced</text:p>
      <text:h text:style-name="P59" text:outline-level="2">6. Comment </text:h>
      <text:p text:style-name="P8">Since your paper is about training neural networks, I would suggest that you restrict the discussion of prior work in the Introduction to that topic. It may be intellectually interesting to know that researchers are working on other ANN-related problems such as parameter initialization, neural network structure, and overfitting, but I would suggest removing the discussion of those problems from the Introduction since they are not directly relevant to the topic of your paper.</text:p>
      <text:h text:style-name="P59" text:outline-level="2">Response </text:h>
      <text:h text:style-name="P59" text:outline-level="2">7. Comment </text:h>
      <text:p text:style-name="P22">Please define “T” in Equation 2.</text:p>
      <text:h text:style-name="P60" text:outline-level="2">Response </text:h>
      <text:p text:style-name="P44">Removed.</text:p>
      <text:h text:style-name="P61" text:outline-level="2">8. Comment </text:h>
      <text:p text:style-name="P9">Line 103 – Please capitalize the word “Equation” when referring to any of the equations in your paper. There are several instances of this issue in your paper.</text:p>
      <text:h text:style-name="P61" text:outline-level="2">Response </text:h>
      <text:p text:style-name="P39">Done.</text:p>
      <text:h text:style-name="P61" text:outline-level="2">9. Comment </text:h>
      <text:p text:style-name="P9">Line 106 – Please define the acronym “RBF” (Radial Basis Function) before using it in your paper.</text:p>
      <text:h text:style-name="P61" text:outline-level="2">Response </text:h>
      <text:p text:style-name="P43">Done.</text:p>
      <text:h text:style-name="P61" text:outline-level="2"><text:soft-page-break/>10. Comment </text:h>
      <text:p text:style-name="P9">Line 109 – Dimensionality would only become a problem if d or H were particularly large.</text:p>
      <text:h text:style-name="P62" text:outline-level="2">Response </text:h>
      <text:h text:style-name="P63" text:outline-level="2">11. Comment </text:h>
      <text:p text:style-name="P10">Line 113 – Please define the acronym “BFGS” before using it in your paper. More generally, please define all acronyms before using them in your paper.</text:p>
      <text:h text:style-name="P63" text:outline-level="2">Response </text:h>
      <text:p text:style-name="P31">(Define BFGS acronym)</text:p>
      <text:h text:style-name="P63" text:outline-level="2">12. Comment </text:h>
      <text:p text:style-name="P10">Line 137 – What are the initial values for w*?</text:p>
      <text:h text:style-name="P63" text:outline-level="2">Response </text:h>
      <text:p text:style-name="P40">We have added the initilization value w*=(0,0,..,0). Although, the values (w*,y*) will be changed by the global optimization algorithm at the first iteration. </text:p>
      <text:h text:style-name="P63" text:outline-level="2">13. Comment </text:h>
      <text:p text:style-name="P10">Line 156 – I understand why you are using L-BFGS to train the training network NN(x,w), but is it necessary to always use L-BFGS to train the primary neural network N(x,w)? Couldn’t some other optimizer (SGD, Adam, etc.) be used to train N(x,w)?</text:p>
      <text:h text:style-name="P63" text:outline-level="2">Response </text:h>
      <text:p text:style-name="P34"><text:span text:style-name="T4">(</text:span>Εγινε χρήση της L-Bfgs επειδή δεν είναι απαιτητική σε πόρους αλλά γιατί είναι ένας καλός συμβιβασμός στην απόδοση ανάμεσα στις απλές τεχνικές όπως είναι πχ η Adam και τις εξαιρετικά αποδοτικές όπως είναι η BFGS.<text:span text:style-name="T4">)</text:span></text:p>
      <text:h text:style-name="P63" text:outline-level="2">14. Comment </text:h>
      <text:p text:style-name="P10">Line 175 – The URL that you have provided for the UCI Machine Learning Repository is incorrect (404 error).</text:p>
      <text:h text:style-name="P64" text:outline-level="2"><text:soft-page-break/>Response </text:h>
      <text:h text:style-name="P65" text:outline-level="2">15. Comment </text:h>
      <text:p text:style-name="P11">Line 175 – Please include an appropriate citation for the UCI Machine Learning Repository (see: https://archive.ics.uci.edu/citation).</text:p>
      <text:h text:style-name="P66" text:outline-level="2">Response </text:h>
      <text:h text:style-name="P67" text:outline-level="2">16. Comment </text:h>
      <text:p text:style-name="P12">I would suggest briefly mentioning which types of classification problems are addressed among your classification datasets (e.g., binary classification problems, multiclass classification problems, and/or multilabel classification problems).</text:p>
      <text:h text:style-name="P68" text:outline-level="2">Response </text:h>
      <text:p text:style-name="P46">(<text:span text:style-name="T5">Ίσως εδώ να μπορούσε να μπει ένας πίνακας που να αναφέρει για κάθε ένα πρόβλημα ταξινόμησης πόσα πρότυπα έχει και πόσες κατηγορίες, όπως είχα κάνει και σε άλλη δημοσίευση</text:span>)</text:p>
      <text:h text:style-name="P69" text:outline-level="2">17. Comment </text:h>
      <text:p text:style-name="P38">Line 231 – Repetitive use of “the”.</text:p>
      <text:h text:style-name="P69" text:outline-level="2">Response </text:h>
      <text:p text:style-name="P37">Corrected.</text:p>
      <text:h text:style-name="P69" text:outline-level="2">18. Comment </text:h>
      <text:p text:style-name="P13">Aside from their free availability, is there any particular reason why you chose the specific classification and regression datasets that you used in your experiments? Many more datasets are available from the sources that you identified, so why did you choose these specific datasets?</text:p>
      <text:h text:style-name="P69" text:outline-level="2">Response </text:h>
      <text:p text:style-name="P47">(<text:span text:style-name="T5">εδώ πρέπει να ειπωθεί πως έχουν χρησιμοποιηθεί σε μια πληθώρα ερευνητικών εργασιών αυτά τα δεδομένα και καλύπτουν μια ευρεία γκάμα προβλημάτων σε χώρους όπως Φυσική, Ιατρική, Οικονομικά κτλ.</text:span>)</text:p>
      <text:h text:style-name="P69" text:outline-level="2"><text:soft-page-break/>19. Comment </text:h>
      <text:p text:style-name="P13">Lines 235 to 258, and Table 1. – This information describes your experimental method, rather than your experimental results. Please move this information to somewhere more appropriate than the “Experimental results” section.</text:p>
      <text:h text:style-name="P70" text:outline-level="2">Response </text:h>
      <text:p text:style-name="P48">(<text:span text:style-name="T5">Ισως ενα ξεχωριστο subsection με τον τίτλο Experimental Setup</text:span>)</text:p>
      <text:h text:style-name="P71" text:outline-level="2">20. Comment </text:h>
      <text:p text:style-name="P14">Line 251 – You are comparing your method to an optimization method that relies on an RBF network. In Section 2.2, however, you modified the original NeuralMinimizer method so that it wouldn’t use RBF because you claimed that using RBF to optimize an ANN wasn’t feasible due to dimensionality problems. Obviously, this wasn’t true if you used RBF as one of the comparative optimizers in your experiments.</text:p>
      <text:h text:style-name="P71" text:outline-level="2">Response </text:h>
      <text:p text:style-name="P45">(<text:span text:style-name="T5">Εδώ πρέπει να ειπωθεί πως δεν βάλαμε RBF στο NeuralMinimizer, επειδή η τεχνική εκπαίδευσης του RBF απαιτεί την δημιουργία πολύ μεγάλων πινάκων στην μνήμη και αυτό θα είχε μεγάλες καθυστερήσεις και προβλήματα στην εκπαίδευση. Να μπει στην ίδια παράγραφο με την δικαιολόγηση για το το <text:s/>L-BFGS.</text:span>)</text:p>
      <text:h text:style-name="P71" text:outline-level="2">21. Comment </text:h>
      <text:p text:style-name="P14">Lines 248, 251, 253, and 255 – You alternately use “H hidden nodes” and “H weights” on these lines. I would suggest that you use one of these terms consistently when describing these optimization methods.</text:p>
      <text:h text:style-name="P71" text:outline-level="2">Response </text:h>
      <text:p text:style-name="P36">Corrected. Now we use the term “hidden nodes” in these lines.</text:p>
      <text:h text:style-name="P71" text:outline-level="2">22. Comment </text:h>
      <text:p text:style-name="P14">Table 1 – You identify the number of weights (H) as 10. In Lines 125 to 127, you mention that H was always the same for N(x,w) and NN(x,w). Are readers to infer, then, that you attempted to solve all 40 of the different classification and regression problems listed in Section 3.1 using a neural network that contained just 10 hidden nodes?</text:p>
      <text:h text:style-name="P72" text:outline-level="2"><text:soft-page-break/>Response </text:h>
      <text:h text:style-name="P73" text:outline-level="2">23. Comment </text:h>
      <text:p text:style-name="P15">I would highly suggest reorganizing the information in Table 2 according to the type of classification problem in order to make the results more meaningful and interpretable. For example, one table summarizing the performance of the various optimization methods on binary classification problems, one table summarizing the comparative performance on multiclass classification problems, etc.</text:p>
      <text:h text:style-name="P73" text:outline-level="2">Response </text:h>
      <text:h text:style-name="P73" text:outline-level="2">24. Comment </text:h>
      <text:p text:style-name="P15">Table 2 – Making claims about the superiority of your proposed method based solely on mean percentages is not scientifically valid. I would suggest (1) reporting the standard deviations for each collection of 30 experimental runs (in addition to the means, which you already report), and then (2) conducting a series of Welch’s t-tests (which allow for unequal variances) to determine if your method statistically outperforms the other optimization techniques for each dataset.</text:p>
      <text:h text:style-name="P73" text:outline-level="2">Response </text:h>
      <text:p text:style-name="P30">(t – test thelei)</text:p>
      <text:h text:style-name="P73" text:outline-level="2">25. Comment </text:h>
      <text:p text:style-name="P15">Table 3 – what do you mean by “average regression error”? Are you referring to the mean absolute error (MAE)?</text:p>
      <text:h text:style-name="P74" text:outline-level="2">Response </text:h>
      <text:h text:style-name="P75" text:outline-level="2">26. Comment </text:h>
      <text:p text:style-name="P16"><text:span text:style-name="T1">Ag</text:span>ain, providing mean performance values alone is insufficient to establish the superiority of your proposed method. You must perform statistical tests before you can make any claims. My comments in #11 above should therefore also be applied to Table 3.</text:p>
      <text:h text:style-name="P75" text:outline-level="2">Response </text:h>
      <text:p text:style-name="P30">(t – test thelei)</text:p>
      <text:h text:style-name="P75" text:outline-level="2"><text:soft-page-break/>27. Comment </text:h>
      <text:p text:style-name="P16">Figure 2 is not useful because it aggregates mean performance across all of the different kinds of classification problems. For example, we would typically expect the classification error to be much lower on a binary classification problem than on a problem where we are trying to classify cases into one of 10 different categories. The only way that such a visualization would be useful is if you created a separate figure for each specific type of classification problem. For example, one figure for all of the problems that have two possible classes, another figure for all of the problems that have three possible classes, etc. Put differently, insights into the source of the supposed performance advantage are lost when the results for all of the different types of classification problems are crammed together into one figure.</text:p>
      <text:h text:style-name="P76" text:outline-level="2">Response </text:h>
      <text:p text:style-name="P29">(tha mpei box plot)</text:p>
      <text:h text:style-name="P77" text:outline-level="2">28. Comment </text:h>
      <text:p text:style-name="P17">Figure 3 is not useful because the values that are being predicted across all of the regression data sets do not use a uniform scale. Put differently, the outcome variables are not standardized to the same scale, so datasets whose outcome variables use a larger scale (and hence likely have larger MAEs) will have an unfairly large influence on the size of the bars in the figure. For example, the outcome variable in your Baseball dataset has comparatively large values, while the outcome variable in your BL dataset uses comparatively small values. The contribution of the BL dataset to the figure is thus unfairly small. The only way to correct this would be to standardize the outcome variables in all of the regression datasets to a uniform scale (say, ranging from 0 to 1) prior to training the neural networks and making your predictions. If you were to do this, then each dataset would make an equal contribution to Figure 3.</text:p>
      <text:h text:style-name="P77" text:outline-level="2">Response </text:h>
      <text:p text:style-name="P29">(tha mpei box plot)</text:p>
      <text:h text:style-name="P77" text:outline-level="2">29. Comment </text:h>
      <text:p text:style-name="P17">Line 265 – You state that “The experimental results and their graphical representation demonstrate the superiority of the proposed technique over the others in terms of the average error, as measured in the test set.” Unfortunately, I cannot agree with this statement. The average error may appear to be lower, but that does not mean that there is a statistically significant difference in performance among the various optimizers. As noted in Comments 11 and 13 above, you need to perform statistical test (Welch’s t-tests) to determine if your proposed method actually outperforms the other optimization techniques.</text:p>
      <text:h text:style-name="P77" text:outline-level="2"><text:soft-page-break/>Response </text:h>
      <text:h text:style-name="P77" text:outline-level="2">30. Comment </text:h>
      <text:p text:style-name="P17">You alternately use “regression problems” and “data fitting problems” throughout your manuscript. I would suggest choosing just one of these labels for the linear prediction datasets/problems, and using it consistently throughout your paper.</text:p>
      <text:h text:style-name="P77" text:outline-level="2">Response</text:h>
      <text:p text:style-name="P28">(Να χρησιμοποιω μονο regression ή data fitting proble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age-count>11</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4:22:39.001723764</meta:creation-date>
    <dc:date>2023-06-18T12:17:05.451177345</dc:date>
    <meta:editing-duration>PT13H52M33S</meta:editing-duration>
    <meta:editing-cycles>55</meta:editing-cycles>
    <meta:generator>LibreOffice/7.4.5.1$Linux_X86_64 LibreOffice_project/40$Build-1</meta:generator>
    <meta:document-statistic meta:table-count="0" meta:image-count="0" meta:object-count="0" meta:page-count="11" meta:paragraph-count="155" meta:word-count="1876" meta:character-count="11955" meta:non-whitespace-character-count="10120"/>
  </office:meta>
</office:document-meta>
</file>